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06f" officeooo:paragraph-rsid="000b306f"/>
    </style:style>
    <style:style style:name="P2" style:family="paragraph" style:parent-style-name="Standard">
      <style:text-properties officeooo:rsid="000b306f" officeooo:paragraph-rsid="001dad1e"/>
    </style:style>
    <style:style style:name="P3" style:family="paragraph" style:parent-style-name="Standard">
      <style:text-properties officeooo:rsid="000b306f" officeooo:paragraph-rsid="0094975f"/>
    </style:style>
    <style:style style:name="P4" style:family="paragraph" style:parent-style-name="Standard">
      <style:text-properties officeooo:rsid="000cdd62" officeooo:paragraph-rsid="000cdd62"/>
    </style:style>
    <style:style style:name="P5" style:family="paragraph" style:parent-style-name="Standard">
      <style:text-properties officeooo:rsid="000dfc2a" officeooo:paragraph-rsid="000dfc2a"/>
    </style:style>
    <style:style style:name="P6" style:family="paragraph" style:parent-style-name="Standard">
      <style:text-properties officeooo:rsid="000febcc" officeooo:paragraph-rsid="000febcc"/>
    </style:style>
    <style:style style:name="P7" style:family="paragraph" style:parent-style-name="Standard">
      <style:text-properties officeooo:rsid="00120625" officeooo:paragraph-rsid="00120625"/>
    </style:style>
    <style:style style:name="P8" style:family="paragraph" style:parent-style-name="Standard">
      <style:text-properties officeooo:rsid="00120625" officeooo:paragraph-rsid="001937a8"/>
    </style:style>
    <style:style style:name="P9" style:family="paragraph" style:parent-style-name="Standard">
      <style:text-properties officeooo:rsid="001937a8" officeooo:paragraph-rsid="001937a8"/>
    </style:style>
    <style:style style:name="P10" style:family="paragraph" style:parent-style-name="Standard">
      <style:text-properties officeooo:rsid="001abd74" officeooo:paragraph-rsid="001abd74"/>
    </style:style>
    <style:style style:name="P11" style:family="paragraph" style:parent-style-name="Standard">
      <style:text-properties officeooo:rsid="001abd74" officeooo:paragraph-rsid="001dda1a"/>
    </style:style>
    <style:style style:name="P12" style:family="paragraph" style:parent-style-name="Standard">
      <style:text-properties officeooo:rsid="001abd74" officeooo:paragraph-rsid="001f7807"/>
    </style:style>
    <style:style style:name="P13" style:family="paragraph" style:parent-style-name="Standard">
      <style:text-properties officeooo:rsid="001f7807" officeooo:paragraph-rsid="001f7807"/>
    </style:style>
    <style:style style:name="P14" style:family="paragraph" style:parent-style-name="Standard">
      <style:text-properties officeooo:rsid="002062d0" officeooo:paragraph-rsid="002062d0"/>
    </style:style>
    <style:style style:name="P15" style:family="paragraph" style:parent-style-name="Standard">
      <style:text-properties officeooo:rsid="0021cb01" officeooo:paragraph-rsid="0021cb01"/>
    </style:style>
    <style:style style:name="P16" style:family="paragraph" style:parent-style-name="Standard">
      <style:text-properties officeooo:rsid="002287a1" officeooo:paragraph-rsid="002287a1"/>
    </style:style>
    <style:style style:name="P17" style:family="paragraph" style:parent-style-name="Standard">
      <style:text-properties officeooo:rsid="002287a1" officeooo:paragraph-rsid="002302e0"/>
    </style:style>
    <style:style style:name="P18" style:family="paragraph" style:parent-style-name="Standard">
      <style:paragraph-properties fo:text-align="end" style:justify-single-word="false"/>
      <style:text-properties officeooo:rsid="002287a1" officeooo:paragraph-rsid="002302e0"/>
    </style:style>
    <style:style style:name="P19" style:family="paragraph" style:parent-style-name="Standard">
      <style:paragraph-properties fo:text-align="end" style:justify-single-word="false"/>
      <style:text-properties officeooo:rsid="002287a1" officeooo:paragraph-rsid="0036ed8b"/>
    </style:style>
    <style:style style:name="P20" style:family="paragraph" style:parent-style-name="Standard">
      <style:paragraph-properties fo:text-align="end" style:justify-single-word="false"/>
      <style:text-properties officeooo:rsid="002496a5" officeooo:paragraph-rsid="002496a5"/>
    </style:style>
    <style:style style:name="P21" style:family="paragraph" style:parent-style-name="Standard">
      <style:paragraph-properties fo:text-align="end" style:justify-single-word="false"/>
      <style:text-properties officeooo:rsid="002496a5" officeooo:paragraph-rsid="0036ed8b"/>
    </style:style>
    <style:style style:name="P22" style:family="paragraph" style:parent-style-name="Standard">
      <style:paragraph-properties fo:text-align="end" style:justify-single-word="false"/>
      <style:text-properties officeooo:rsid="002496a5" officeooo:paragraph-rsid="0094975f"/>
    </style:style>
    <style:style style:name="P23" style:family="paragraph" style:parent-style-name="Standard">
      <style:paragraph-properties fo:text-align="start" style:justify-single-word="false"/>
      <style:text-properties officeooo:rsid="002496a5" officeooo:paragraph-rsid="002496a5"/>
    </style:style>
    <style:style style:name="P24" style:family="paragraph" style:parent-style-name="Standard">
      <style:paragraph-properties fo:text-align="start" style:justify-single-word="false"/>
      <style:text-properties officeooo:rsid="002496a5" officeooo:paragraph-rsid="0036ed8b"/>
    </style:style>
    <style:style style:name="P25" style:family="paragraph" style:parent-style-name="Standard">
      <style:paragraph-properties fo:text-align="start" style:justify-single-word="false"/>
      <style:text-properties officeooo:rsid="00261b2a" officeooo:paragraph-rsid="0027fcbe"/>
    </style:style>
    <style:style style:name="P26" style:family="paragraph" style:parent-style-name="Standard">
      <style:paragraph-properties fo:text-align="end" style:justify-single-word="false"/>
      <style:text-properties officeooo:rsid="0027fcbe" officeooo:paragraph-rsid="0027fcbe"/>
    </style:style>
    <style:style style:name="P27" style:family="paragraph" style:parent-style-name="Standard">
      <style:paragraph-properties fo:text-align="start" style:justify-single-word="false"/>
      <style:text-properties officeooo:rsid="0027fcbe" officeooo:paragraph-rsid="0027fcbe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297c1f" officeooo:paragraph-rsid="00297c1f" style:font-style-asian="italic" style:font-style-complex="italic"/>
    </style:style>
    <style:style style:name="P29" style:family="paragraph" style:parent-style-name="Standard">
      <style:paragraph-properties fo:text-align="end" style:justify-single-word="false"/>
      <style:text-properties fo:font-style="italic" officeooo:rsid="00297c1f" officeooo:paragraph-rsid="00297c1f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officeooo:rsid="002e991c" officeooo:paragraph-rsid="002e991c" style:font-style-asian="italic" style:font-style-complex="italic"/>
    </style:style>
    <style:style style:name="P31" style:family="paragraph" style:parent-style-name="Standard">
      <style:paragraph-properties fo:text-align="end" style:justify-single-word="false"/>
      <style:text-properties fo:font-style="italic" officeooo:rsid="002e991c" officeooo:paragraph-rsid="00297c1f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tyle="italic" officeooo:rsid="002f1517" officeooo:paragraph-rsid="002f1517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326280" officeooo:paragraph-rsid="00326280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389a26" officeooo:paragraph-rsid="00389a26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3a49ed" officeooo:paragraph-rsid="003a49ed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officeooo:rsid="003c5999" officeooo:paragraph-rsid="003c5999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officeooo:rsid="003ab52c" officeooo:paragraph-rsid="003ab52c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officeooo:rsid="003ab52c" officeooo:paragraph-rsid="0068f175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tyle="normal" officeooo:rsid="003ab52c" officeooo:paragraph-rsid="003ab52c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officeooo:rsid="006a96f5" officeooo:paragraph-rsid="006a96f5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officeooo:rsid="0078dd2e" officeooo:paragraph-rsid="0078dd2e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78dd2e" officeooo:paragraph-rsid="008ae94d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style="normal" officeooo:rsid="0078dd2e" officeooo:paragraph-rsid="0078dd2e" style:font-style-asian="normal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tyle="normal" officeooo:rsid="0078dd2e" officeooo:paragraph-rsid="008ae94d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3317de"/>
    </style:style>
    <style:style style:name="P46" style:family="paragraph" style:parent-style-name="Standard">
      <style:paragraph-properties fo:text-align="start" style:justify-single-word="false"/>
      <style:text-properties officeooo:rsid="003317de" officeooo:paragraph-rsid="003317de"/>
    </style:style>
    <style:style style:name="P47" style:family="paragraph" style:parent-style-name="Standard">
      <style:paragraph-properties fo:text-align="start" style:justify-single-word="false"/>
      <style:text-properties officeooo:rsid="0035e986" officeooo:paragraph-rsid="0035e986"/>
    </style:style>
    <style:style style:name="P48" style:family="paragraph" style:parent-style-name="Standard">
      <style:paragraph-properties fo:text-align="start" style:justify-single-word="false"/>
      <style:text-properties officeooo:rsid="003c5999" officeooo:paragraph-rsid="00911214"/>
    </style:style>
    <style:style style:name="P49" style:family="paragraph" style:parent-style-name="Standard">
      <style:paragraph-properties fo:text-align="start" style:justify-single-word="false"/>
      <style:text-properties officeooo:rsid="004084bc" officeooo:paragraph-rsid="004084bc"/>
    </style:style>
    <style:style style:name="P50" style:family="paragraph" style:parent-style-name="Standard">
      <style:paragraph-properties fo:text-align="start" style:justify-single-word="false"/>
      <style:text-properties officeooo:rsid="00410a29" officeooo:paragraph-rsid="00410a29"/>
    </style:style>
    <style:style style:name="P51" style:family="paragraph" style:parent-style-name="Standard">
      <style:paragraph-properties fo:text-align="start" style:justify-single-word="false"/>
      <style:text-properties officeooo:rsid="00410a29" officeooo:paragraph-rsid="0094975f"/>
    </style:style>
    <style:style style:name="P52" style:family="paragraph" style:parent-style-name="Standard">
      <style:paragraph-properties fo:text-align="start" style:justify-single-word="false"/>
      <style:text-properties officeooo:rsid="00469905" officeooo:paragraph-rsid="00469905"/>
    </style:style>
    <style:style style:name="P53" style:family="paragraph" style:parent-style-name="Standard">
      <style:paragraph-properties fo:text-align="start" style:justify-single-word="false"/>
      <style:text-properties officeooo:rsid="004a2501" officeooo:paragraph-rsid="0094975f"/>
    </style:style>
    <style:style style:name="P54" style:family="paragraph" style:parent-style-name="Standard">
      <style:paragraph-properties fo:text-align="start" style:justify-single-word="false"/>
      <style:text-properties officeooo:rsid="004e33b3" officeooo:paragraph-rsid="004e33b3"/>
    </style:style>
    <style:style style:name="P55" style:family="paragraph" style:parent-style-name="Standard">
      <style:text-properties officeooo:rsid="005b8fdb" officeooo:paragraph-rsid="0094975f"/>
    </style:style>
    <style:style style:name="P56" style:family="paragraph" style:parent-style-name="Standard">
      <style:paragraph-properties fo:text-align="start" style:justify-single-word="false"/>
      <style:text-properties officeooo:rsid="005cc61a" officeooo:paragraph-rsid="0094975f"/>
    </style:style>
    <style:style style:name="P57" style:family="paragraph" style:parent-style-name="Standard">
      <style:paragraph-properties fo:text-align="start" style:justify-single-word="false"/>
      <style:text-properties officeooo:rsid="0096807f" officeooo:paragraph-rsid="0096807f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e581f"/>
    </style:style>
    <style:style style:name="T13" style:family="text">
      <style:text-properties officeooo:rsid="001f7807"/>
    </style:style>
    <style:style style:name="T14" style:family="text">
      <style:text-properties officeooo:rsid="002062d0"/>
    </style:style>
    <style:style style:name="T15" style:family="text">
      <style:text-properties officeooo:rsid="0021cb01"/>
    </style:style>
    <style:style style:name="T16" style:family="text">
      <style:text-properties officeooo:rsid="002287a1"/>
    </style:style>
    <style:style style:name="T17" style:family="text">
      <style:text-properties officeooo:rsid="002302e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496a5" style:font-style-asian="italic" style:font-style-complex="italic"/>
    </style:style>
    <style:style style:name="T20" style:family="text">
      <style:text-properties fo:font-style="italic" officeooo:rsid="00261b2a" style:font-style-asian="italic" style:font-style-complex="italic"/>
    </style:style>
    <style:style style:name="T21" style:family="text">
      <style:text-properties fo:font-style="italic" officeooo:rsid="0027fcbe" style:font-style-asian="italic" style:font-style-complex="italic"/>
    </style:style>
    <style:style style:name="T22" style:family="text">
      <style:text-properties fo:font-style="italic" officeooo:rsid="0036ed8b" style:font-style-asian="italic" style:font-style-complex="italic"/>
    </style:style>
    <style:style style:name="T23" style:family="text">
      <style:text-properties fo:font-style="italic" officeooo:rsid="003b056b" style:font-style-asian="italic" style:font-style-complex="italic"/>
    </style:style>
    <style:style style:name="T24" style:family="text">
      <style:text-properties fo:font-style="italic" officeooo:rsid="003d9996" style:font-style-asian="italic" style:font-style-complex="italic"/>
    </style:style>
    <style:style style:name="T25" style:family="text">
      <style:text-properties fo:font-style="italic" officeooo:rsid="0043308d" style:font-style-asian="italic" style:font-style-complex="italic"/>
    </style:style>
    <style:style style:name="T26" style:family="text">
      <style:text-properties officeooo:rsid="002cc290"/>
    </style:style>
    <style:style style:name="T27" style:family="text">
      <style:text-properties officeooo:rsid="002d3123"/>
    </style:style>
    <style:style style:name="T28" style:family="text">
      <style:text-properties officeooo:rsid="002e991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110" style:family="text">
      <style:text-properties officeooo:rsid="0036ed8b"/>
    </style:style>
    <style:style style:name="T111" style:family="text">
      <style:text-properties officeooo:rsid="0043308d"/>
    </style:style>
    <style:style style:name="T112" style:family="text">
      <style:text-properties officeooo:rsid="008229d0"/>
    </style:style>
    <style:style style:name="T113" style:family="text">
      <style:text-properties officeooo:rsid="008ec50e"/>
    </style:style>
    <style:style style:name="T114" style:family="text">
      <style:text-properties officeooo:rsid="0095ff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14">Zbliża się</text:span> chwila, na którą z reszt<text:span text:style-name="T2">ą</text:span> załogi czekamy od niemal pięciu miesięcy </text:p>
      <text:p text:style-name="P1">- <text:span text:style-name="T26">p</text:span>omyślał Mark, wpatrując się przez iluminator w hipnotyczną, rudawą tarczę planety, częściowo spowitej mrokiem.</text:p>
      <text:p text:style-name="P1"><text:tab/>Statek znajdował się na niskiej orbicie, <text:span text:style-name="T112">a on </text:span>wyraźnie dostrzegał <text:s/><text:span text:style-name="T112">otoczony chmurami </text:span>Olympus Mons (olbrzymi, wygasły wulkan), <text:span text:style-name="T112">będący</text:span> celem lądowania i całej wyprawy.</text:p>
      <text:p text:style-name="P1">- <text:span text:style-name="T114">N</text:span>ie mogę uwierzyć, że <text:span text:style-name="T114">za kilka godzin znajdę się na Marsie</text:span> - wymamrotał do siebie.</text:p>
      <text:p text:style-name="P1"><text:tab/>Mimo, iż obecna misja była już szóstą ekspedycją załogową na tę planetę, dwie z nich zakończyły się katastrofami, przez co Mars nadal wywoływał wielkie emocje w społeczeństwie, politykach i astronautach.</text:p>
      <text:p text:style-name="P1"><text:tab/>Błędy konstrukcyjne przy budowie rakiety użytej w pierwszej misji oraz nieodpowiednie zabezpieczenia habitatów mieszkalnych przed promieniowaniem słonecz<text:span text:style-name="T2">n</text:span>ym, także w czasie trwania misji drugiej, doprowadziły do śmierci załóg przez co NASA poważnie rozważała zamrożenie programu „<text:span text:style-name="T112">Mars Terraforming Project”</text:span> na co najmniej 5 lat. Jednak wyprawa nr 4 była już mocno zaawansowana w czasie i dużo lepiej pomyślana, finalnie udało się ją zrealizować bez większych problemów. <text:span text:style-name="T113">Media odtrąbiły ogromny sukces, politycy grzali się w jego cieple. </text:span>Trzeba tu <text:span text:style-name="T113">jednak</text:span> dodać, że duży wpływ na końcow<text:span text:style-name="T113">e powodzenie</text:span> miał fakt, że NASA przy realizacji tego projektu udało się wreszcie porozumieć z prywatą firmą SpraceY, która była już wtedy w posiadaniu kilku rozwiązań technicznych znacz<text:span text:style-name="T10">ąco</text:span> podnoszących sprawność silników.</text:p>
      <text:p text:style-name="P2"><text:tab/>Podniecenie pomieszane z niepokojem wciąż nie pozwalały mu zasnąć; przetarł dłońmi zmęczoną twarz i rozciągnął się na materacu umieszczonym we wnęce u <text:span text:style-name="T2">ś</text:span>ciany tej niewielkiej kajuty, która dawała mu namiastkę prywatności przez minione miesiące. </text:p>
      <text:p text:style-name="P2"><text:tab/>Ostatnimi myślami nim zm<text:span text:style-name="T2">óg</text:span>ł go sen sięgnął do kobiety, którą wciąż miał w sercu. 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porzucony, a jedyne towarzystwo jakie wtedy akc<text:span text:style-name="T2">e</text:span>ptował, to nieodłączne poczucie winy i straconej szansy. Porzucały go jedynie te dziewczyny, na których mu zależało, tylko im pokazywał kim rzeczywiście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1"><text:tab/>Nie ma co ukrywać, że jego nieudane związki mocno przyczyniły się do tego, że mając 32 lata znalazł się właśnie w tym miejscu w towarzystwie trzech podobnych mu ludzi.</text:p>
      <text:p text:style-name="P1">Z obecnej załogi tylko <text:span text:style-name="T27">Tom </text:span>Clark, który był lekarzem i oficjalnym liderem zespołu był w związku małżeńskim - żona i dwóch synów wyczekiwało jego powrotu w Los Angeles.</text:p>
      <text:p text:style-name="P1">Jednak z tego co sam o sobie mówił, bez długich rozłąk jego małżeństwu brakowałoby późniejszych impulsów intensywności; miał za sobą prawie 3 lata przebywania w przestrzeni kosmicznej na pomniejszych misjach, nim zakwalifikował się do obecnej wyprawy i ostatecznie został jej dowódcą, <text:span text:style-name="T7">a jednocześnie najstarszym uczestnikiem</text:span>. </text:p>
      <text:p text:style-name="P1"><text:tab/><text:span text:style-name="T27">Tom</text:span> już w czasie miesięcy szkoleń był wysoko ceniony tak przez instruktorów, jak przez kolegów. Szczególne uznanie budziła jego odporność na stres i zdolności interpersonalne. </text:p>
      <text:p text:style-name="P1">Miał pozytywny wpływ na grupę oraz naturalną zdolność rozładowywania napięć, które zdarzały się między rekrutami. Sam nigdy nie był stroną konfliktu, </text:p>
      <text:p text:style-name="P1">a powód tego zdawał się tkwić w tym, że nikt nie traktował go jako rywala i nie czuł potrzeby konkurowania z nim. 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1"><text:tab/>Mark ocknął się nagle. Miał wrażenie, że usłyszał jakiś nieo<text:span text:style-name="T111">k</text:span>reślony, stłumiony dźwięk dobywający się zza ściany. Otworzył ciężkie powieki; sufit pokryty farbą elektroluminescencyjną już pojaśniał imitując wschód słońca i zwiastując rozpoczęcie kolejnego dnia służby. Rozwiązanie z automatycznym oświetleniem pomagało <text:span text:style-name="T1">zachować</text:span> naturalny, <text:span text:style-name="T1">dobowy</text:span> rytm aktywności członków zespołu, a także utrzymywało ich w lepszej formie psychofizycznej, <text:span text:style-name="T1">co zostało już potwierdzone długotrwałymi badaniami jeszcze na ziemi. </text:span></text:p>
      <text:p text:style-name="P4"><text:soft-page-break/><text:tab/>Ponownie zamknął oczy, a jedyne co docierało do jego uszu, to miarowe, monotonne brzęczenie urządzeń podtrzymujących <text:s/>funkcje pokładowe. Dźwięki zlewały się w jednolity szum, będący <text:s/>już od kilku miesięcy integralną częścią jego <text:span text:style-name="T2">życia.</text:span></text:p>
      <text:p text:style-name="P5">- Burt, Mark, przyjdźcie natychmiast do kantyny – Rozległ się z interkomu głos <text:span text:style-name="T10">mechanika</text:span> Franka.</text:p>
      <text:p text:style-name="P5"><text:tab/>Było coś niepokojącego w jego głosie. </text:p>
      <text:p text:style-name="P5">- Coś jest nie tak – przeszło przez myśl Markowi, <text:span text:style-name="T3">gdy stawał boso na podłodze</text:span>. - Musiała przyjść <text:span text:style-name="T3">zła </text:span>wiadomość z agencji <text:span text:style-name="T3">i lądowanie zostanie opóźnione.</text:span></text:p>
      <text:p text:style-name="P6"><text:tab/>Wskoczył w spodnie, wsunął trampki na stopy, przyciskiem uruchomił rozsuwane drzwi i schyliwszy się, bez ociągania ruszył <text:span text:style-name="T4">klaustrofobicznym korytarzem ku kolejnym drzwiom prowadzącym wprost do garażu. Minął łazik i dwa quady zabezpieczone linami. Teraz pozostało się jeszcze przecisnąć przez wąską śluzę łączącą moduł lądownika nr 1, gdzie był zakwaterowany wraz z Frankiem i znajdował się już na pokładzie głównym. </text:span></text:p>
      <text:p text:style-name="P6"><text:tab/><text:span text:style-name="T5">Ledwo znalazł się w ładowni pokładu głównego, przez śluzę lądownika nr 2 wychyliła się postać Burta.</text:span></text:p>
      <text:p text:style-name="P7">- Co jest grane? – rzucił Burt.</text:p>
      <text:p text:style-name="P7">- Sam chciałbym wiedzieć – odpowiedział Mark i spojrzał, czy za plecami Burta nie pojawi się postać <text:span text:style-name="T27">Tom’a</text:span>.</text:p>
      <text:p text:style-name="P7">- M<text:span text:style-name="T6">usi być </text:span>z Frankiem, <text:span text:style-name="T6">inaczej też by go wołał </text:span>- Burt <text:span text:style-name="T8">wyprzedził pytanie Marka.</text:span></text:p>
      <text:p text:style-name="P7"/>
      <text:p text:style-name="P8"><text:tab/><text:span text:style-name="T7">Kantyna była dość obszerna. Pełniła jednocześnie rolę sali narad i stołówki. Było tu trochę specjalnie dostosowanego sprzętu agd, ale też kilka komputerów i płaski ekran, który zajmował niemal całą ścianę. Po szafkach były poupychane produkty spożywcze i kilka naczyń – większość pokarmów spożywano wprost z pierwotnych opakowań. Przy owalnym stole stały cztery krzesła, na jednym z nich siedział przygarbiony mężczyzna. </text:span></text:p>
      <text:p text:style-name="P8"><text:span text:style-name="T7"><text:tab/>Wchodzący do pomieszczenia Burt i Mark natychmiast spostrzegli, że spod owocowej mrożonki przyciskanej przez Franka do lewego policzka cieknie krew, która następnie kapie na stół i lśniącą posadzkę.</text:span></text:p>
      <text:p text:style-name="P9">- Co się stało – wystrzelił emocjonalnie Burt i w dwóch susach znalazł się przy Franku <text:span text:style-name="T9">oglądając pociągłe skaleczenie na twarzy, które zdążyło już lekko spuchnąć.</text:span></text:p>
      <text:p text:style-name="P11">- Rzucił się na mnie! - krzyknął Frank i natychmiast zasyczał z bólu.</text:p>
      <text:p text:style-name="P10">- <text:span text:style-name="T27">Tom</text:span>? - zapytali jednocześnie, zdezorientowani Mark i Burt. - Jak do tego doszło, gdzie <text:span text:style-name="T11">on </text:span>jest? - dodał rozgorączkowany Burt chwytając się nerwowo za głowę.</text:p>
      <text:p text:style-name="P10"><text:tab/>Rana nie wyglądała poważnie, ale samo zajście wydawało się być tak niedorzeczne, że wszyscy trzej sprawiali wrażenie skołowanych. <text:span text:style-name="T11">Wreszcie Mark pierwszy oprzytomniał i skierował się ku ambulatorium po apteczkę i gdzie spodziewał się znaleźć Toma. Zauważył, że najwyraźniej z tego samego kierunku przyszedł Frank, gdyż podłogę znaczyły ślady krwi. </text:span></text:p>
      <text:p text:style-name="P12"><text:tab/><text:span text:style-name="T12">Drzwi ambulatorium były związane stetoskopem, co tylko powiększyło uczucie szoku jaki od dłuższej chwili nie opuszczał Marka. </text:span></text:p>
      <text:p text:style-name="P12"><text:span text:style-name="T13">- Co tu się do cholery dzieje?! – wyartykułował z wzbierającą w nim frustracją.</text:span></text:p>
      <text:p text:style-name="P12"><text:span text:style-name="T13"><text:tab/>Spojrzał przez szybę do wnętrza i osłupiał. Zimny dreszcz przeszył jego ciało od góry do dołu i z powrotem. Tom Clark stał tuż za drzwiami i patrzył w jego kierunku nieobecnym wzrokiem, wyglądał obco, nie zareagował w żaden sposób. Nim Mark podjął jakieś kroki, doszli dwaj pozostali astronauci z kantyny.</text:span></text:p>
      <text:p text:style-name="P12"><text:span text:style-name="T13">- Jest w środku – wskazał Mark na drzwi.</text:span></text:p>
      <text:p text:style-name="P13">- Tak. <text:span text:style-name="T14">On mówi, że Clark postradał zmysły – Burt klepnął w ramię Franka.</text:span></text:p>
      <text:p text:style-name="P14">- Zaatakował mnie, sami zobaczcie w jakim jest stanie – zareplikował Frank z grymasem bólu na twarzy i podszedł do drzwi, by samemu się upewnić, że to wszystko nie jest jedynie grą jego wyobraźni.</text:p>
      <text:p text:style-name="P14"><text:tab/>Rzeczywiście, ich dowódca sprawiał wrażenie, jakby duchem był <text:span text:style-name="T15">w</text:span> <text:span text:style-name="T15">najlepszym razie </text:span>na Ziemi. <text:span text:style-name="T15">Zdecydowanie nie był obecny na orbicie Marsa, gdzie przebywało jego ciało wpatrujące się tępym spojrzeniem w nicość. Ciszę jaka zapadła w trakcie gdy wszyscy trzej przyglądali się bezsilnie temu zjawisku przerwał Burt.</text:span></text:p>
      <text:p text:style-name="P15"><text:soft-page-break/>- <text:span text:style-name="T28">Tom</text:span>! Co jest, chłopie? - <text:span text:style-name="T28">Tom Clark</text:span> był ostatnią osobą, po której można by się spodziewać takiego zachowania. Burt nie odpuszczał – Słysz<text:span text:style-name="T28">ysz</text:span> mnie? Clark, nie wygłupiaj się – zaczął rozplątywać <text:span text:style-name="T16">stetoskop, by dostać się do środka.</text:span></text:p>
      <text:p text:style-name="P16">- Przestań – powstrzymał go Mark.</text:p>
      <text:p text:style-name="P16">- On ma rację – przytaknął Markowi Frank i odciągnął Burta od drzwi. - Musimy się skontaktować z dowództwem, opisać co się stało i prosić o wskazówki. Nie pogarszajmy sytuacji.</text:p>
      <text:p text:style-name="P16"><text:tab/>Clark pozostał tak jak stał. Reszta załogi udała się do kantyny, gdzie Frank spisał relację z feralnych wydarzeń i bezzwłocznie j<text:span text:style-name="T17">ą</text:span> nadał. <text:span text:style-name="T17">W oczekiwaniu na odpowiedź Burt co kilka minut sprawdzał sytuację w ambulatorium, ale nic nie wskazywało na poprawę stanu Clarka. </text:span></text:p>
      <text:p text:style-name="P17"><text:tab/><text:span text:style-name="T17">Po około trzydziestu minutach od przesłania raportu otrzymali wiadomość zwrotną z potwierdzeniem, że ich wiadomość dotarła. Była to stała procedura na wypadek problemów z komunikacją, pozwalała uniknąć nieporozumień i straty cennego czasu.</text:span></text:p>
      <text:p text:style-name="P17"><text:span text:style-name="T17"><text:s/><text:tab/></text:span></text:p>
      <text:p text:style-name="P18"><text:tab/><text:span text:style-name="T19">JSC Houston 09 23 2035r.</text:span></text:p>
      <text:p text:style-name="P20"><text:span text:style-name="T18">Czas pokładowy 5:</text:span><text:span text:style-name="T22">24</text:span></text:p>
      <text:p text:style-name="P20"><text:span text:style-name="T18"/></text:p>
      <text:p text:style-name="P23"><text:span text:style-name="T18"><text:tab/>W odpowiedzi na wiadomość z 09 23 2035r., </text:span><text:span text:style-name="T20">nadaną ze statku Spectre, </text:span><text:span text:style-name="T18"><text:s/>czasu pokładowego 5:08, o treści:</text:span></text:p>
      <text:p text:style-name="P23"><text:span text:style-name="T18"/></text:p>
      <text:p text:style-name="P23"><text:span text:style-name="T18"><text:tab/>„</text:span><text:span text:style-name="T20">Mamy tu nieprzewidziany problem z dowódcą </text:span><text:span text:style-name="T23">Tom’em</text:span><text:span text:style-name="T20"> Clark’iem. Clark popadł w stan swoistego stuporu z chwilowymi napadami agresji.</text:span></text:p>
      <text:p text:style-name="P25"><text:span text:style-name="T18"><text:tab/>Około godziny </text:span><text:span text:style-name="T21">4:5</text:span><text:span text:style-name="T18">0 nie mogąc spać przeszedłem napić się czegoś do kantyny. Wtedy zauważyłem, obecność </text:span><text:span text:style-name="T23">Tom’a</text:span><text:span text:style-name="T18"> w ambulatorium i poszedłem do niego z myślą, że porozmawiamy o zadaniach na dziś, ale nie zareagował na moje słowa, tylko stał przy umywalce i spoglądał w lustro. Podszedłem i <text:s/>dotknąłem go lekko w ramię, a ten odwrócił się i z dzikością w oczach </text:span><text:span text:style-name="T24">uderzył mnie w twarz </text:span><text:span text:style-name="T25">ostrym </text:span><text:span text:style-name="T24">narzędziem</text:span><text:span text:style-name="T21">. Odskoczyłem od niego, a on uspokoił się w mgnieniu oka. Próbowałem jeszcze przemówić mu do rozumu, ale bezskutecznie. Zamknąłem ambulatorium, by nie mógł go opuścić, po czym wezwałem resztę załogi. Teraz wszyscy trzej czekamy na wskazówki co robić. </text:span></text:p>
      <text:p text:style-name="P25"><text:span text:style-name="T21"><text:tab/>Chłopcy przejrzeli instrukcje na podobne sytuacje, ale ta znacznie odbiega od tych opisanych, poza tym dziś jeden z kluczowych dni misji, a ta sytuacja ma niebagatelny wpływ na całą sytuację. Czekamy...</text:span></text:p>
      <text:p text:style-name="P26">Notatkę sporządził i świadkiem wydarzeń był Frank Drebin „</text:p>
      <text:p text:style-name="P27"/>
      <text:p text:style-name="P28">Wiadomość została przyjęta, trwa rozpatrywanie, spodziewany czas nadejścia odpowiedzi 5:4<text:span text:style-name="T110">9</text:span> czasu pokładowego.<text:tab/></text:p>
      <text:p text:style-name="P29">Wiadomość odebrała Layla Clyde</text:p>
      <text:p text:style-name="P31"/>
      <text:p text:style-name="P30"><text:span text:style-name="T29">- Hall, sprzątnij ten bałagan – Burt wywołał robota sprzątającego, zadokowanego w wąskiej szparze pod jedną z szafek, gdzie ładował baterie i uzupełniał niezbędne płyny. </text:span><text:span text:style-name="T30">Hall posłusznie wysunął się z</text:span><text:span text:style-name="T33">e</text:span><text:span text:style-name="T30"> swej nory i potrzebował tylko chwili, by zorientować się w sytuacji, po czym przystąpił do zmywania plam z podłogi. Z wielką gracją poruszał się między nogami krzeseł i jeśli było to potrzebne przesuwał je delikatnie, lecz jeśli poczuł zbyt duży opór, zatrzymywał się i z wielką powagą wypowiadał słowo „przepraszam”, zawsze dodając imię adresata swych przeprosin.</text:span></text:p>
      <text:p text:style-name="P32"><text:span text:style-name="T29">- Przepraszam Mark – Mark uniósł się nieznacznie nad krzesło, które zostało natychmiast przesunięte, posadzka wyczyszczona, </text:span><text:span text:style-name="T31">a</text:span><text:span text:style-name="T29"> Hall czmychnął w poszukiwaniu nowych zanieczyszczeń.</text:span></text:p>
      <text:p text:style-name="P32"><text:span text:style-name="T29">Komizmu sytuacji dodawał fakt, </text:span><text:span text:style-name="T35">iż</text:span><text:span text:style-name="T29"> Burt z Tomem, jeszcze na ziemi testowali Hall’a i poza znamiennym imieniem </text:span><text:span text:style-name="T31">nadali mu również głos </text:span><text:span text:style-name="T35">pamiętnego</text:span><text:span text:style-name="T31"> Hall’a 9000. Frank nikomu się do tego nie przyznał, lecz przeszły go ciarki, gdy Hall na prośbę pozostałych zaśpiewał pierwszy raz „Daisy”. </text:span></text:p>
      <text:p text:style-name="P33"><text:span text:style-name="T31">- </text:span><text:span text:style-name="T29">Hall, znasz jakiś nowy żart? - Mark obrócił się w stronę robota podążającego do drzwi wychodzących na ambulatorium.</text:span></text:p>
      <text:p text:style-name="P33"><text:span text:style-name="T29">- Niestety, moja ostatnia aktualizacja odbyła się 4 doby, 15 godzin i 2</text:span><text:span text:style-name="T35">7</text:span><text:span text:style-name="T29">, 2</text:span><text:span text:style-name="T35">8</text:span><text:span text:style-name="T29">, </text:span><text:span text:style-name="T34">2</text:span><text:span text:style-name="T35">9</text:span><text:span text:style-name="T29">…</text:span></text:p>
      <text:p text:style-name="P33"><text:soft-page-break/><text:span text:style-name="T29">- Dość! - Roześmiał się </text:span><text:span text:style-name="T35">gromko</text:span><text:span text:style-name="T29"> Burt.</text:span></text:p>
      <text:p text:style-name="P33"><text:span text:style-name="T29">- … 32 sekundy temu i nie mam nic nowego do zaprezentowania – niewzruszonym, acz grzecznym głosem dokończył jak zwykle precyzyjny Hall.</text:span></text:p>
      <text:p text:style-name="P33"><text:span text:style-name="T29">- Zdaje się, że nie słyszałem Twojego ostatniego żartu Hall –</text:span><text:span text:style-name="T32"> ponowił prośbę Mark.</text:span></text:p>
      <text:p text:style-name="P45"><text:span text:style-name="T32">- </text:span><text:span text:style-name="T36">Rok 2055. Pasażerska rakieta startuje z Ziemi na Marsa i po chwili jest już w przestrzeni kosmicznej. Z głośnika słychać głos:</text:span><text:span text:style-name="T39"><text:line-break/></text:span><text:span text:style-name="T36">- Szanowni państwo, witamy na pokładzie naszego wahadłowca. Lot jest w pełni automatyczny i przebiega zgodnie ze wskazaniami urządzeń kontrolowanych przez centralny komputer. Mogą się państwo czuć </text:span><text:span text:style-name="T37">całkowicie</text:span><text:span text:style-name="T36"> bezpiecznie, gdyż cały system naszego komputera został gruntownie sprawdzony przez techników-elektroników i absolutnie nic, a nic ni... moż... się …psuć... nie może... nie zepsuć... nie ... kontroli... ni... może...</text:span><text:span text:style-name="T39"> i </text:span><text:span text:style-name="T54">ko</text:span><text:span text:style-name="T39">… .</text:span></text:p>
      <text:p text:style-name="P46"><text:span text:style-name="T38">- </text:span><text:span text:style-name="T40">Jednak słyszałem</text:span><text:span text:style-name="T38"> – pokiwał głową Mark.</text:span></text:p>
      <text:p text:style-name="P46"><text:span text:style-name="T38">- Ja nie, i potwierdzam, że za pierwszym razem też nie jest szczególnie śmieszny – Frank zrobił kwaśną minę i wszyscy </text:span><text:span text:style-name="T54">parsknęli śmiechem</text:span><text:span text:style-name="T38">, a Hall jakby ze wstydu </text:span><text:span text:style-name="T40">wywołanego zawodem jaki sprawił, zahałasował małymi kółkami i oddalił się </text:span><text:span text:style-name="T59">przez automatycznie otwarte drzwi</text:span><text:span text:style-name="T57">.</text:span></text:p>
      <text:p text:style-name="P46"><text:span text:style-name="T40"><text:tab/>Burt wstał od stołu i kolejny raz udał się sprawdzić co </text:span><text:span text:style-name="T41">z Tomem. Zastał Tom’a i Hall’a stojących naprzeciw siebie po przeciwnych stronach drzwi w podobnym stanie zawieszenia. </text:span><text:span text:style-name="T59">Skrzydła drzwi</text:span><text:span text:style-name="T41"> ambulatorium w stałym rytmie </text:span><text:span text:style-name="T58">uruchamiane impulsem radiowym z nadajnika Hall’a</text:span><text:span text:style-name="T41"> próbowały się otworzyć, lecz związane klamki powodowały </text:span><text:span text:style-name="T48">raz po raz </text:span><text:span text:style-name="T41">przymknięcie drzwi i po chwili kolejną próbę ich otwarcia. </text:span></text:p>
      <text:p text:style-name="P47"><text:span text:style-name="T38">- Świetna robota Hall, wystarczy, wracaj do siebie – Hall wystrzelił z miejsca i </text:span><text:span text:style-name="T57">ledwo</text:span><text:span text:style-name="T38"> wyhamował przed zbyt wolno otwierającymi się drzwiami kantyny.</text:span></text:p>
      <text:p text:style-name="P52"><text:span text:style-name="T38"><text:tab/>Burt obserwował to nietypowe zachowanie urządzenia </text:span><text:span text:style-name="T51">z</text:span><text:span text:style-name="T38"> podświadomą zazdroś</text:span><text:span text:style-name="T51">cią</text:span><text:span text:style-name="T38"> </text:span><text:span text:style-name="T51">o ubaw jaki mieli odpowiedzialni za Hall’a programiści. On sam jako młody chłopak pasjonował się informatyką, ze szczególnym uwzględnieniem właśnie programowania. Niestety jeszcze przed wyborem studiów poznał </text:span><text:span text:style-name="T52">o rok starszą</text:span><text:span text:style-name="T51"> </text:span><text:span text:style-name="T52">Maggy, która zachęciła go do wspólnego wybrania geologii na Uniwersytecie Chicagowskim. Na początku drugiego roku studi</text:span><text:span text:style-name="T53">ów Maggy rzuciła go dla kolegi z grupy i tydzień później wraz z tamtym </text:span><text:span text:style-name="T54">opuściła</text:span><text:span text:style-name="T53"> uczelnię. Dziewczyna próbowała nawiązać z nim kontakt kilka miesięcy później, lecz on był w niej zbyt mocno zakochany i zarazem dumny, by </text:span><text:span text:style-name="T54">jej</text:span><text:span text:style-name="T53"> wybaczyć. Burt po kilku latach doktoryzował się z geologii Marsa, a Meggy pozostała jego największym zawodem.</text:span></text:p>
      <text:p text:style-name="P47"><text:span text:style-name="T38"><text:tab/>Niestety stan Tom’a nie poprawiał się, a z każdą chwilą zdawał się nawet pogarszać, na jego twarzy </text:span><text:span text:style-name="T48">uwidocznił</text:span><text:span text:style-name="T38"> się wyraźny, nieprzyjemny grymas.</text:span></text:p>
      <text:p text:style-name="P47"><text:span text:style-name="T38">- Co się z tobą dzieje, Tom. Ja chyba śnię – pomyślał w duchu </text:span><text:span text:style-name="T48">Burt</text:span><text:span text:style-name="T38"> i wrócił do kantyny, gdzie właśnie </text:span><text:span text:style-name="T50">otwierano</text:span><text:span text:style-name="T38"> tak wyczekiwan</text:span><text:span text:style-name="T50">ą</text:span><text:span text:style-name="T38"> wiadomość z Ziemi.</text:span></text:p>
      <text:p text:style-name="P47"><text:span text:style-name="T38"><text:tab/></text:span></text:p>
      <text:p text:style-name="P19"><text:span text:style-name="T19">JSC Houston 09 23 2035r.</text:span></text:p>
      <text:p text:style-name="P21"><text:span text:style-name="T68">Czas pokładowy 5:</text:span><text:span text:style-name="T69">38</text:span></text:p>
      <text:p text:style-name="P21"><text:span text:style-name="T69"/></text:p>
      <text:p text:style-name="P24"><text:span text:style-name="T69"><text:tab/>Wstrzymajcie się z jakimikolwiek akcjami i pod żadnym pozorem nie wchodźcie do ambulatorium. </text:span><text:span text:style-name="T70">Czekajcie na wytyczne. Prowadzimy konsultacje ze specjalistami.</text:span></text:p>
      <text:p text:style-name="P21"><text:span text:style-name="T70"><text:tab/>Dyrektor Wykonawczy Ron Walker</text:span></text:p>
      <text:p text:style-name="P24"><text:span text:style-name="T70"/></text:p>
      <text:p text:style-name="P34"><text:span text:style-name="T72">B</text:span><text:span text:style-name="T71">urt zasiadł bez słowa do laptopa i odłączył drzwi ambulatorium od systemu. W tym samym czasie Frank wziął ostatni łyk wody z plastikowego kubka i wychodząc z pomieszczenia rzucił tylko – Idę się przebrać – wciąż był w pid</text:span><text:span text:style-name="T73">ż</text:span><text:span text:style-name="T71">amie.</text:span></text:p>
      <text:p text:style-name="P34"><text:span text:style-name="T71">- Co myślisz? - zagadnął ściszonym głosem Mark, gdy drzwi za Frankiem się zamknęły.</text:span></text:p>
      <text:p text:style-name="P34"><text:span text:style-name="T71">- To jakaś matnia. Najgorsza rzecz, jaka mogła się zdarzyć, do tego w newralgicznym momencie. Mam nadzieję, że Ci tam – wskazał ręką na ekran laptopa – coś wymyślą.</text:span></text:p>
      <text:p text:style-name="P35"><text:span text:style-name="T71">- Nie wyobrażam sobie co zrobimy, jeśli nie poskładają Tom’a na powrót w jedną całość. - potwierdził Mark.</text:span></text:p>
      <text:p text:style-name="P35"><text:soft-page-break/><text:span text:style-name="T71">- </text:span><text:span text:style-name="T77">Myślę</text:span><text:span text:style-name="T71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36"><text:span text:style-name="T71"><text:tab/>Oficjalnie kamery </text:span><text:span text:style-name="T76">powinny</text:span><text:span text:style-name="T71"> się znajdować jedynie w pomieszczeniach technicznych, nieoficjalnie miały być wszędzie, nawet w </text:span><text:span text:style-name="T76">socjalnych i</text:span><text:span text:style-name="T71"> „prywatnych”.</text:span></text:p>
      <text:p text:style-name="P35"><text:span text:style-name="T71">- Jeśli masz rację, to pobranie plików i weryfikacja zapisów zajmie </text:span><text:span text:style-name="T74">wieki</text:span><text:span text:style-name="T71"> – powątpiewał Mark.</text:span></text:p>
      <text:p text:style-name="P35"><text:span text:style-name="T71"><text:tab/>Drzwi </text:span><text:span text:style-name="T73">z cichym elektrycznym szumem</text:span><text:span text:style-name="T71"> </text:span><text:span text:style-name="T75">ponowie się otworzyły </text:span><text:span text:style-name="T71">i wpadł przez nie zziajany Frank.</text:span></text:p>
      <text:p text:style-name="P37"><text:span text:style-name="T71">- Nie uwierzycie – krzyknął, wciąż ubrany w pidżamę.</text:span></text:p>
      <text:p text:style-name="P37"><text:span text:style-name="T71"><text:tab/>Siedzący spojrzeli po sobie ze zdumieniem, malującym wielkie znaki zapytania na ich twarzach.</text:span></text:p>
      <text:p text:style-name="P37"><text:span text:style-name="T71">- </text:span><text:span text:style-name="T74">Mam zdemolowaną</text:span><text:span text:style-name="T71"> sypialnię! Wykrzyczał jeszcze głośniej, zapominając o bolącym policzku.</text:span></text:p>
      <text:p text:style-name="P37"><text:span text:style-name="T71"/></text:p>
      <text:p text:style-name="P39"><text:span text:style-name="T71">*</text:span></text:p>
      <text:p text:style-name="P37"><text:span text:style-name="T71"/></text:p>
      <text:p text:style-name="P38"><text:span text:style-name="T71"><text:tab/></text:span><text:span text:style-name="T78">W sali konferencyjnej znajdowało się kilka najważniejszych osób zaangażowanych w „Mars terraforming project”, </text:span><text:span text:style-name="T79">wśród zebranych wyczuwało się napięcie.</text:span><text:span text:style-name="T78"> Na ścianie, lekko powyżej centralnie usytuowanego obszernego stołu, znajdował się ogromny monitor </text:span><text:span text:style-name="T79">i patrzyły z niego twarze d</text:span><text:span text:style-name="T84">wojga</text:span><text:span text:style-name="T79"> konsultantów biorących zdalny udział w naradzie. </text:span><text:span text:style-name="T80">Rozmowy ucichły, gdy do </text:span><text:span text:style-name="T82">pomieszczenia </text:span><text:span text:style-name="T80">wszedł </text:span><text:span text:style-name="T82">bezceremonialnie</text:span><text:span text:style-name="T80"> szef JSC Houston Kurt Rumens. </text:span><text:span text:style-name="T81">Średniego wzrostu m</text:span><text:span text:style-name="T80">ężczyzna około 60-tki, korpulentny. </text:span><text:span text:style-name="T81">Nalana, lekko uśmiechnięta twarz</text:span><text:span text:style-name="T83"> </text:span><text:span text:style-name="T81">zdawała się mówić, że jest </text:span><text:span text:style-name="T83">on</text:span><text:span text:style-name="T81"> zadowolony z funkcji, </text:span><text:span text:style-name="T83">jaką</text:span><text:span text:style-name="T81"> pełni i z życia jakie wiedzie, </text:span><text:span text:style-name="T82">które w praktyce ograniczało się właśnie do </text:span><text:span text:style-name="T83">pełnionej funkcji, czyli</text:span><text:span text:style-name="T82"> kierowania największym centrum lotów kosmicznych na ziemi.</text:span></text:p>
      <text:p text:style-name="P38"><text:span text:style-name="T82"><text:tab/></text:span><text:span text:style-name="T83">Kurt rozsiadł się w </text:span><text:span text:style-name="T90">wygodnym</text:span><text:span text:style-name="T83"> obrotowym fotelu stojącym w </text:span><text:span text:style-name="T107">eksponowanym</text:span><text:span text:style-name="T83"> miejscu przy stole, sytuując się frontalnie do ekranu. Uruchomił gestem dłoni mikrofon wbudowany w blat, by przywitać się również z uczestnikami telekonferencji.</text:span></text:p>
      <text:p text:style-name="P40"><text:span text:style-name="T71">- Witam wszystkich, szczególnie panią d</text:span><text:span text:style-name="T84">okto</text:span><text:span text:style-name="T71">r </text:span><text:span text:style-name="T84">Barbarę Spark </text:span><text:span text:style-name="T71">i pana profesora </text:span><text:span text:style-name="T85">Igora Stavinsky’ego</text:span><text:span text:style-name="T71">, którzy byli tak uprzejmi, by dołączyć do nas o tak wczesnej porze – </text:span><text:span text:style-name="T84">jego głos był wiarygodnie życzliwy, a wymienieni z nazwiska odwzajemnili się uprzejmym skinieniem. - Państwa nie trzeba w tym gronie bliżej przedstawiać,</text:span><text:span text:style-name="T85"> – Rzeczywiście, oboje byli </text:span><text:span text:style-name="T86">najwyższe</text:span><text:span text:style-name="T85">j klasy specjalistami psychiatrii klinicznej, mieli również swój wkład w badania nad astronautami. - przejdźmy więc do meritum naszego spotkania –</text:span><text:span text:style-name="T87"> </text:span><text:span text:style-name="T91">p</text:span><text:span text:style-name="T87">rzerwał, szukając odpowiedniego dokumentu w leżącym przed nim pliku papierów. - Jak państwu wiadomo, – Kontynu</text:span><text:span text:style-name="T88">o</text:span><text:span text:style-name="T87">wał już bardziej oficjalnym tonem, trzymając w ręku odpowiednią kartkę. - </text:span><text:span text:style-name="T89">o</text:span><text:span text:style-name="T87">trzymaliśmy około godziny </text:span><text:span text:style-name="T88">temu bardzo niepokojący raport o </text:span><text:span text:style-name="T89">incydencie</text:span><text:span text:style-name="T88"> na „Spectre”. Celem naszego spotkania jest sklasyfikowanie zaistniałego problemu oraz wybranie możliwie najlepszego rozwiązania, pozwalającego na kontynuowanie misji </text:span><text:span text:style-name="T89">zgodnie z harmonogramem. Ron, </text:span><text:span text:style-name="T91">oddaję ci głos, </text:span><text:span text:style-name="T89">proszę podziel się z nami informacjami, jakie udało się wam pozyskać do tego czasu.</text:span></text:p>
      <text:p text:style-name="P41"><text:span text:style-name="T89">- </text:span><text:span text:style-name="T71">Dziękuję dyrektorze – zwrócił się bez poufałości do przełożonego Ron Walker, </text:span><text:span text:style-name="T93">wyjmując ręce z kieszeni jeansów</text:span><text:span text:style-name="T71">. - O godzinie 4:53 doszło na „Spectre” do zajścia, między dowódcą Tom’em Clark’iem i inżynierem Frank’iem </text:span><text:span text:style-name="T92">Drebin’em. - Wstał i podszedł do ściennego ekranu z dzielonym na prostokąty obrazem, gdzie poza obliczami psychiatrów pojawił się też obraz przechwycony z kamer na „Spectre”. - Jednak poprzedzające je wydarzenia są </text:span><text:span text:style-name="T93">równie alarmistyczne, a źródła ich wraz zespołem dopatrujemy się </text:span><text:span text:style-name="T94">w problemach ze snem jakich w ostatnich dniach doświadczał Tom Clark. - Ciągnął wykład Ron i zerkał kątem oka na </text:span><text:span text:style-name="T109">wchodzącą do sali </text:span><text:span text:style-name="T94">asystentkę dyrektora Iris, z którą miał od kilku miesięcy romans.</text:span></text:p>
      <text:p text:style-name="P41"><text:span text:style-name="T94"><text:tab/>Z analiz wideo okazało się, że Tom przez trzy ostatnie noce nie zmrużył oka, a z insomnią borykał się już od kilku tygodni. Nie </text:span><text:span text:style-name="T95">wspominał o swych problemach w obowiązkowych cotygodniowych raportach, ale w dokumentacji z przebiegu poprzednich jego misji były wzmianki o borykaniu się przez niego z bezsennością. Oboje psychiatrów zgodziło się z tezą, że Tom nie wytrzymał długotrwałego stresu, a kilka nocy bez snu doprowadziły do hiperaktywacji mózgu, co </text:span><text:soft-page-break/><text:span text:style-name="T95">mogło wywołać halucynacje, czy wręcz majaki na jawie, a w efekcie popchnąć go do irracjonalnych działań. </text:span></text:p>
      <text:p text:style-name="P41"><text:span text:style-name="T95"><text:tab/>Ostatnie nagrania przed feralnym zdarzeniem były tak szokujące, że część dyskutantów </text:span><text:span text:style-name="T96">żądała utajnienia ich przed załogą „Spectre”. Przeważyły jednak głosy, że ujawnienie zapisów kamer uzmysłowi załodze jak ważna jest pełna współpraca i przestrzeganie procedur obowiązujących każdego z nich w czasie tak ważnej i wymagającej ekspedycji. Przygotowano dokładny plan działania, </text:span><text:span text:style-name="T97">który astronauci musieli wdrożyć.</text:span></text:p>
      <text:p text:style-name="P41"><text:span text:style-name="T97"/></text:p>
      <text:p text:style-name="P43"><text:span text:style-name="T73">*</text:span></text:p>
      <text:p text:style-name="P42"><text:span text:style-name="T73"><text:tab/></text:span><text:span text:style-name="T105">Ponad</text:span><text:span text:style-name="T98"> stumetrowy statek kosmiczny wynurzał się w absolutnej ciszy z cienia </text:span><text:span text:style-name="T99">planety, zimne refleksy słońca połyskiwały na </text:span><text:span text:style-name="T100">płaszczyznach kadłuba jak na lodowej tafli. Efekt lat pracy projektantów i dwuletniego wysiłku inżynierów, był pierwszym pojazdem międzyplanetarnym, który swoje życie rozpoczął nie na Ziemi, </text:span><text:span text:style-name="T101">lecz</text:span><text:span text:style-name="T100"> na jej orbicie. </text:span><text:span text:style-name="T101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105">gdzie </text:span><text:span text:style-name="T101">nabrał właściwego kształtu. „Spectre” miał już za sobą udaną </text:span><text:span text:style-name="T103">ekskursj</text:span><text:span text:style-name="T101">ę na Marsa, lecz przed obecną wyprawą przeszedł gruntowną </text:span><text:span text:style-name="T102">modernizację. Szczególną uwagę poświęcono lądownikom zadokowanym między głównymi silnikami, a pokładem. Zostały one zastąpione zupełnie nowym </text:span><text:span text:style-name="T103">modelem</text:span><text:span text:style-name="T102">, choć tak jak poprzednie tworzyły ze statkiem integralną całość. </text:span><text:span text:style-name="T104">Usprawniono też system sztucznej grawitacji, która regularnie sprawiała problemy </text:span><text:span text:style-name="T108">poprzedniej obsadzie statku</text:span><text:span text:style-name="T104">.</text:span></text:p>
      <text:p text:style-name="P42"><text:span text:style-name="T104"><text:tab/></text:span><text:span text:style-name="T105">Mimo swych spektakularnych rozmiarów i najwyższemu zaawansowaniu technicznemu „Spectre” był jedynie pyłkiem w skali otaczającego go bezmiaru </text:span><text:span text:style-name="T106">i zagrożeń.</text:span><text:span text:style-name="T105"> </text:span><text:span text:style-name="T106">Najlepiej wiedzieli o tym członkowie załogi, którzy mimo wszystko zdecydowali się powierzyć mu swój los.</text:span></text:p>
      <text:p text:style-name="P44"><text:span text:style-name="T106"/></text:p>
      <text:p text:style-name="P44"><text:span text:style-name="T106">*</text:span></text:p>
      <text:p text:style-name="P44"><text:span text:style-name="T106"/></text:p>
      <text:p text:style-name="P48"><text:span text:style-name="T38"><text:tab/>W ciągu </text:span><text:span text:style-name="T61">minionych</text:span><text:span text:style-name="T38"> dwóch godzin otrzymali kilka wiadomości, które tylko podtrzymywały </text:span><text:span text:style-name="T61">ich </text:span><text:span text:style-name="T38">stan niepewności. Nie wiedzieli co robić, </text:span><text:span text:style-name="T61">bo</text:span><text:span text:style-name="T38"> ew</text:span><text:span text:style-name="T63">entualny</text:span><text:span text:style-name="T38"> błąd mógł ich zbyt wiele kosztować. Czekali </text:span><text:span text:style-name="T61">niecierpliwie.</text:span><text:span text:style-name="T38"> Tom w tym czasie przemieścił się w narożnik pomieszczenia, koledzy próbowali się z nim skontaktować przez interkom w nadziei, że coś w nim drgnęło, ale nie. Wciąż nie reagował. </text:span><text:span text:style-name="T42">W końcu odebrali tyleż konkretną, co i mrożącą krew w żyłach odpowiedź z Houston. </text:span><text:span text:style-name="T60">Mark zrozumiał, że Burt</text:span><text:span text:style-name="T42"> miał rację. </text:span><text:span text:style-name="T60">K</text:span><text:span text:style-name="T42">amery były wszędzie, </text:span><text:span text:style-name="T43">ale to nie wszystko. Przekaza</text:span><text:span text:style-name="T60">no</text:span><text:span text:style-name="T43"> załodze hasło do nagrań jeszcze sprzed incydentu między Frankiem i Tom’em. Pierwsze nagranie z godziny 4:</text:span><text:span text:style-name="T49">36</text:span><text:span text:style-name="T43">, widać na nim jak Tom bierze z ambulatorium skalpel i sprawnym ruchem mocuje go w uchwycie. </text:span><text:span text:style-name="T44">Na kolejnym nagraniu widać już korytarz, przy którym są pokoje Franka i Tom’a. Jedne z drzwi otwierają się, wychodzi z nich Frank i wchodzi w kolejne, prowadzące do łazienki. Mija kilka</text:span><text:span text:style-name="T55">naście</text:span><text:span text:style-name="T44"> sekund, </text:span><text:span text:style-name="T49">jest 4:42</text:span><text:span text:style-name="T44">, otwierają się drzwi </text:span><text:span text:style-name="T49">od strony garażu</text:span><text:span text:style-name="T44">, </text:span><text:span text:style-name="T49">w korytarzu pojawia się</text:span><text:span text:style-name="T44"> Tom. Idzie pewnym krokiem do drzwi pokoju </text:span><text:span text:style-name="T55">Marka, widać jak kilkukrotnie używa przycisku, lecz drzwi pozostają zamknięte. Odwraca się jakby zmieszany i po chwili podchodzi pod </text:span><text:span text:style-name="T44">drzwi pokoju Franka, wchodzi do środka. Nagranie urywa się i przenosi do pokoju, w którym Tom, uderza kilka razy skalpelem w pusty materac, </text:span><text:span text:style-name="T45">z furią </text:span><text:span text:style-name="T44">rozrzuca przedmioty jakie nawiną mu się pod rękę i wychodzi </text:span><text:span text:style-name="T47">wyraźnie zawiedziony odniesionym fiaskiem</text:span><text:span text:style-name="T44">. Jednostajnym tempem zmierza w kierunku głównego pokładu, </text:span><text:span text:style-name="T45">a później ambulatorium, gdzie po kilku minutach pojawi się Frank Drebin i pozostałe sceny rozegrają się zgodnie z tym co przekazał Frank.</text:span></text:p>
      <text:p text:style-name="P49"><text:span text:style-name="T38">- O kurwa! - Wypluł z siebie Frank. - Czy on zamieział mie… - nie dokończył, język mu się poplątał z emocji po tym gdy zobaczył na ekranie i jak niewiele dzieliło </text:span><text:span text:style-name="T46">go od uderzeń ostrza.</text:span></text:p>
      <text:p text:style-name="P54"><text:span text:style-name="T46">- </text:span><text:span text:style-name="T38">Przycisk się zepsuł, trzeba go chwilę przytrzymać … - </text:span><text:span text:style-name="T62">wydukał</text:span><text:span text:style-name="T56"> mechanicznie Mark. </text:span><text:span text:style-name="T64">Również był</text:span><text:span text:style-name="T56"> pod silnym wrażeniem obejrzanych nagrań. </text:span><text:span text:style-name="T65">Spoglądał ukradkiem w kierunku, gdzie pozostawał zamknięty Tom.</text:span></text:p>
      <text:p text:style-name="P57"><text:span text:style-name="T65">- </text:span><text:span text:style-name="T38">Chcą byśmy go </text:span><text:span text:style-name="T66">obezwładnili przy pomocy Hall’a – czytał ze zdziwieniem dalszą część wiadomości Burt. Nie miał pojęcia, że Hall dysponuje arsenałem w rodzaju paralizatora.</text:span></text:p>
      <text:p text:style-name="P50"><text:soft-page-break/><text:span text:style-name="T38"><text:tab/></text:span></text:p>
      <text:p text:style-name="P50"><text:span text:style-name="T62"/></text:p>
      <text:p text:style-name="P51"><text:span text:style-name="T38">Tym razem była to prośba skierowana do wszystkich trzech, by udali się do kajut, zalogowali w swój osobisty profil i wypelnili przygotowane z powodu zaistnialego zdarzenia formularze. Co pewien czas je wypelniaja. Mark ma zabic Toma.</text:span></text:p>
      <text:p text:style-name="P51"><text:span text:style-name="T38"/></text:p>
      <text:p text:style-name="P51"><text:span text:style-name="T38"/></text:p>
      <text:p text:style-name="P51"><text:span text:style-name="T38"/></text:p>
      <text:p text:style-name="P22"><text:span text:style-name="T70"/></text:p>
      <text:p text:style-name="P53"><text:span text:style-name="T70">- </text:span><text:span text:style-name="T67">Przepraszam Tom – Clark podniósł się, ustępując Hall’owi.</text:span></text:p>
      <text:p text:style-name="P53"><text:span text:style-name="T67"/></text:p>
      <text:p text:style-name="P3"/>
      <text:p text:style-name="P55">Ktoregos dnia zawiedzie system podtrzymywania sztucznej grawitacji.</text:p>
      <text:p text:style-name="P55"/>
      <text:p text:style-name="P56"><text:span text:style-name="T62">Widok na statek na tle marsa, silniki dodatkowe odpalaja, by utrzymac orb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0T12:40:09.640000000</dc:date>
    <meta:editing-duration>P1DT14H12M22S</meta:editing-duration>
    <meta:editing-cycles>55</meta:editing-cycles>
    <meta:generator>LibreOffice/5.3.3.2$Windows_x86 LibreOffice_project/3d9a8b4b4e538a85e0782bd6c2d430bafe583448</meta:generator>
    <meta:print-date>2018-02-19T17:32:34.137000000</meta:print-date>
    <meta:document-statistic meta:table-count="0" meta:image-count="0" meta:object-count="0" meta:page-count="7" meta:paragraph-count="104" meta:word-count="3465" meta:character-count="23434" meta:non-whitespace-character-count="19965"/>
  </office:meta>
</office:document-meta>
</file>